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OMXPathCreate.selectSingleNode( OMElement root ,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XIOMXPathCreate.cleanFromExpressions( String pathPart , Map &lt; String , String &gt;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XIOMXPathCreate.calculateNsElements( LinkedHashSet &lt; OMElement &gt; pathNodes , String path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XIOMXPathCreate.createNode( OMElement root , String path , String r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XIOMXPathCreate.AXIOMXPathCreate( String xpath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XIOMXPathCreate.getNsX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XIOMXPathCreate.calculatePath( OMElement root , OMElement node , String r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